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249d3"/>
    </style:style>
    <style:style style:name="P2" style:family="paragraph" style:parent-style-name="Standard">
      <style:text-properties fo:color="#ff0000" fo:font-weight="bold" officeooo:paragraph-rsid="001249d3" style:font-weight-asian="bold" style:font-weight-complex="bold"/>
    </style:style>
    <style:style style:name="P3" style:family="paragraph" style:parent-style-name="Standard">
      <style:text-properties officeooo:rsid="001249d3" officeooo:paragraph-rsid="00138992"/>
    </style:style>
    <style:style style:name="P4" style:family="paragraph" style:parent-style-name="Standard">
      <style:text-properties officeooo:rsid="00138992" officeooo:paragraph-rsid="00138992"/>
    </style:style>
    <style:style style:name="P5" style:family="paragraph" style:parent-style-name="Standard">
      <style:text-properties officeooo:rsid="00149726" officeooo:paragraph-rsid="00149726"/>
    </style:style>
    <style:style style:name="P6" style:family="paragraph" style:parent-style-name="Standard">
      <style:text-properties style:use-window-font-color="true" style:font-name="Liberation Mono" fo:font-weight="normal" officeooo:rsid="001c426a" officeooo:paragraph-rsid="001c426a" fo:background-color="transparent" style:font-weight-asian="normal" style:font-weight-complex="normal"/>
    </style:style>
    <style:style style:name="P7" style:family="paragraph" style:parent-style-name="Standard">
      <style:text-properties style:use-window-font-color="true" style:font-name="Liberation Mono" fo:font-weight="normal" officeooo:rsid="001c426a" officeooo:paragraph-rsid="001c426a" fo:background-color="#99ff99" style:font-weight-asian="normal" style:font-weight-complex="normal"/>
    </style:style>
    <style:style style:name="P8" style:family="paragraph" style:parent-style-name="Standard">
      <style:text-properties fo:font-weight="normal" officeooo:rsid="00156ef0" officeooo:paragraph-rsid="00178270" style:font-weight-asian="normal" style:font-weight-complex="normal"/>
    </style:style>
    <style:style style:name="P9" style:family="paragraph" style:parent-style-name="Standard">
      <style:text-properties fo:font-weight="normal" officeooo:rsid="00178270" officeooo:paragraph-rsid="00178270" style:font-weight-asian="normal" style:font-weight-complex="normal"/>
    </style:style>
    <style:style style:name="P10" style:family="paragraph" style:parent-style-name="Standard">
      <style:text-properties fo:font-weight="normal" officeooo:rsid="001eeddf" officeooo:paragraph-rsid="00178270" style:font-weight-asian="normal" style:font-weight-complex="normal"/>
    </style:style>
    <style:style style:name="P11" style:family="paragraph" style:parent-style-name="Standard">
      <style:text-properties fo:font-weight="normal" officeooo:rsid="001eeddf" officeooo:paragraph-rsid="001eeddf" style:font-weight-asian="normal" style:font-weight-complex="normal"/>
    </style:style>
    <style:style style:name="P12" style:family="paragraph" style:parent-style-name="Standard">
      <style:text-properties fo:color="#ff00ff" style:font-name="Liberation Mono" fo:font-weight="normal" officeooo:rsid="00156ef0" officeooo:paragraph-rsid="0016a8f4" style:font-weight-asian="normal" style:font-weight-complex="normal"/>
    </style:style>
    <style:style style:name="P13" style:family="paragraph" style:parent-style-name="Standard">
      <style:text-properties officeooo:rsid="001a5686" officeooo:paragraph-rsid="001a5686"/>
    </style:style>
    <style:style style:name="P14" style:family="paragraph" style:parent-style-name="Standard">
      <style:text-properties style:font-name="Liberation Serif" fo:font-weight="normal" officeooo:rsid="00156ef0" officeooo:paragraph-rsid="001a5686" style:font-weight-asian="normal" style:font-weight-complex="normal"/>
    </style:style>
    <style:style style:name="P15" style:family="paragraph" style:parent-style-name="Standard">
      <style:text-properties fo:color="#ff3333" style:font-name="Liberation Mono" fo:font-weight="normal" officeooo:rsid="001a5686" officeooo:paragraph-rsid="001a5686" style:font-weight-asian="normal" style:font-weight-complex="normal"/>
    </style:style>
    <style:style style:name="P16" style:family="paragraph" style:parent-style-name="Standard">
      <style:text-properties officeooo:rsid="0016a8f4" officeooo:paragraph-rsid="0016a8f4"/>
    </style:style>
    <style:style style:name="P17" style:family="paragraph" style:parent-style-name="Standard">
      <style:paragraph-properties fo:break-before="page"/>
      <style:text-properties officeooo:paragraph-rsid="001a5686"/>
    </style:style>
    <style:style style:name="P18" style:family="paragraph" style:parent-style-name="Standard" style:list-style-name="L1">
      <style:text-properties fo:font-weight="normal" officeooo:rsid="00178270" officeooo:paragraph-rsid="00178270" style:font-weight-asian="normal" style:font-weight-complex="normal"/>
    </style:style>
    <style:style style:name="P19" style:family="paragraph" style:parent-style-name="Standard" style:list-style-name="L2">
      <style:text-properties fo:font-weight="normal" officeooo:rsid="00178270" officeooo:paragraph-rsid="00178270" style:font-weight-asian="normal" style:font-weight-complex="normal"/>
    </style:style>
    <style:style style:name="P20" style:family="paragraph" style:parent-style-name="Standard" style:list-style-name="L2">
      <style:text-properties fo:font-weight="normal" officeooo:rsid="00191bc4" officeooo:paragraph-rsid="00191bc4" style:font-weight-asian="normal" style:font-weight-complex="normal"/>
    </style:style>
    <style:style style:name="P21" style:family="paragraph" style:parent-style-name="Standard" style:list-style-name="L3">
      <style:text-properties fo:font-weight="normal" officeooo:rsid="00191bc4" officeooo:paragraph-rsid="00191bc4" style:font-weight-asian="normal" style:font-weight-complex="normal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color="#ff0000" fo:font-weight="bold" officeooo:rsid="000a7b63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a7b63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style:use-window-font-color="true" fo:font-weight="normal" officeooo:rsid="00295ede" style:font-weight-asian="normal" style:font-weight-complex="normal"/>
    </style:style>
    <style:style style:name="T7" style:family="text">
      <style:text-properties officeooo:rsid="000d04e9"/>
    </style:style>
    <style:style style:name="T8" style:family="text">
      <style:text-properties officeooo:rsid="000f1610"/>
    </style:style>
    <style:style style:name="T9" style:family="text">
      <style:text-properties officeooo:rsid="00138992"/>
    </style:style>
    <style:style style:name="T10" style:family="text">
      <style:text-properties style:font-name="Liberation Serif" fo:font-weight="normal" style:font-weight-asian="normal" style:font-weight-complex="normal"/>
    </style:style>
    <style:style style:name="T11" style:family="text">
      <style:text-properties style:font-name="Liberation Serif" fo:font-weight="normal" officeooo:rsid="00172a1b" style:font-weight-asian="normal" style:font-weight-complex="normal"/>
    </style:style>
    <style:style style:name="T12" style:family="text">
      <style:text-properties style:font-name="Liberation Serif" fo:font-weight="normal" officeooo:rsid="00156ef0" style:font-weight-asian="normal" style:font-weight-complex="normal"/>
    </style:style>
    <style:style style:name="T13" style:family="text">
      <style:text-properties style:font-name="Liberation Serif" fo:font-weight="normal" officeooo:rsid="001a5686" style:font-weight-asian="normal" style:font-weight-complex="normal"/>
    </style:style>
    <style:style style:name="T14" style:family="text">
      <style:text-properties style:font-name="Liberation Serif" fo:font-weight="normal" officeooo:rsid="001eeddf" style:font-weight-asian="normal" style:font-weight-complex="normal"/>
    </style:style>
    <style:style style:name="T15" style:family="text">
      <style:text-properties style:font-name="Liberation Serif" fo:font-weight="normal" officeooo:rsid="00203b80" style:font-weight-asian="normal" style:font-weight-complex="normal"/>
    </style:style>
    <style:style style:name="T16" style:family="text">
      <style:text-properties style:font-name="Liberation Serif" fo:font-weight="normal" officeooo:rsid="00285570" style:font-weight-asian="normal" style:font-weight-complex="normal"/>
    </style:style>
    <style:style style:name="T17" style:family="text">
      <style:text-properties fo:color="#ff3333" style:font-name="Liberation Mono" fo:font-weight="normal" style:font-weight-asian="normal" style:font-weight-complex="normal"/>
    </style:style>
    <style:style style:name="T18" style:family="text">
      <style:text-properties officeooo:rsid="00191bc4"/>
    </style:style>
    <style:style style:name="T19" style:family="text">
      <style:text-properties style:font-name="Liberation Mono" fo:font-weight="normal" style:font-weight-asian="normal" style:font-weight-complex="normal"/>
    </style:style>
    <style:style style:name="T20" style:family="text">
      <style:text-properties officeooo:rsid="001d211a" fo:background-color="transparent" loext:char-shading-value="0"/>
    </style:style>
    <style:style style:name="T21" style:family="text">
      <style:text-properties officeooo:rsid="00203b80" fo:background-color="transparent" loext:char-shading-value="0"/>
    </style:style>
    <style:style style:name="T22" style:family="text">
      <style:text-properties fo:font-style="normal" officeooo:rsid="001d3c25" style:font-style-asian="normal" style:font-style-complex="normal"/>
    </style:style>
    <style:style style:name="T23" style:family="text">
      <style:text-properties fo:font-style="normal" officeooo:rsid="001eeddf" style:font-style-asian="normal" style:font-style-complex="normal"/>
    </style:style>
    <style:style style:name="T24" style:family="text">
      <style:text-properties officeooo:rsid="001eeddf"/>
    </style:style>
    <style:style style:name="T25" style:family="text">
      <style:text-properties officeooo:rsid="00203b80"/>
    </style:style>
    <style:style style:name="T26" style:family="text">
      <style:text-properties officeooo:rsid="0022359b"/>
    </style:style>
    <style:style style:name="T27" style:family="text">
      <style:text-properties officeooo:rsid="002478ec"/>
    </style:style>
    <style:style style:name="T28" style:family="text">
      <style:text-properties officeooo:rsid="0025f599"/>
    </style:style>
    <style:style style:name="T29" style:family="text">
      <style:text-properties officeooo:rsid="00285570"/>
    </style:style>
    <style:style style:name="T30" style:family="text">
      <style:text-properties officeooo:rsid="00295e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       -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3">Napomene</text:span>:</text:p>
      <text:p text:style-name="Standard">1.<text:tab/>Obavezno pročitati <text:span text:style-name="T1">SVE</text:span> napomene.</text:p>
      <text:p text:style-name="Standard">2.<text:tab/>Zadatak snimiti pod imenom <text:span text:style-name="T1">zad.S</text:span>. Ovo je jedini fajl koji će biti pregledan.</text:p>
      <text:p text:style-name="Standard">3.<text:tab/>Obavezno upisati <text:span text:style-name="T1">ime</text:span>, <text:span text:style-name="T1">prezime</text:span> i <text:span text:style-name="T1">broj indeksa</text:span> u komentar na početku fajla.</text:p>
      <text:p text:style-name="Standard"><text:tab/>Nepotpisani zadaci neće biti pregledani.</text:p>
      <text:p text:style-name="Standard">4.<text:tab/>Rešenje koje ne može da se kompajlira nosi <text:span text:style-name="T1">0</text:span> poena.</text:p>
      <text:p text:style-name="Standard">5.<text:tab/>Obavezno iskomentarisati kod.</text:p>
      <text:p text:style-name="Standard">6.<text:tab/>Koristiti praktikum iz ispitnih materijala (<text:span text:style-name="T1">ne</text:span> kopirati ga kod sebe u direktorijum).</text:p>
      <text:p text:style-name="Standard">7.<text:tab/>Za vreme testa nema pauze. Izlazak iz učionice se smatra završetkom testa.</text:p>
      <text:p text:style-name="Standard">8.<text:tab/>Asistenti za vreme testa <text:span text:style-name="T7">pružaju</text:span> informacije vezane isključivo za razumevanje teksta zadatka<text:line-break/><text:tab/><text:span text:style-name="T7">i pomoć oko korišćnja programskih alata</text:span>.</text:p>
      <text:p text:style-name="P1">9.<text:tab/><text:span text:style-name="T4">Nazivi promenljivih koje se inicijalno nalaze u zad.S fajlu se </text:span><text:span text:style-name="T2">ne smeju menjati</text:span><text:span text:style-name="T4">.</text:span><text:line-break/><text:tab/><text:span text:style-name="T7">Ukoliko je potrebno, mogu se dodavati nove promenljive.</text:span></text:p>
      <text:p text:style-name="P3">1<text:span text:style-name="T30">0</text:span>.<text:tab/><text:span text:style-name="T9">Ako vaše rešenje sadrži dodatne fajlove, stavite njihove nazive u liniju fajlovi u drugom redu.</text:span></text:p>
      <text:p text:style-name="P4"><text:tab/>Na primer, ako imate i potprogram u pp.S, iza fajlovi treba da stoji: zad.S pp.S</text:p>
      <text:p text:style-name="P2"><text:span text:style-name="T5">1</text:span><text:span text:style-name="T6">1</text:span><text:span text:style-name="T5">.</text:span><text:tab/>Test se snima.</text:p>
      <text:p text:style-name="Standard">1<text:span text:style-name="T30">2</text:span>.<text:tab/>Test traje 2 sata i 45 minuta.</text:p>
      <text:p text:style-name="Standard"/>
      <text:p text:style-name="Standard"><text:span text:style-name="T3">Zadatak</text:span>:</text:p>
      <text:p text:style-name="P8">Napisati program koji <text:span text:style-name="T24">šifruje string Cezarovom šifrom i broji koliko je karaktera šifrovano. Cezarova šifra podrazumeva da se svako slovo menja slovom abecede čiji je ASCII kod na određenom </text:span><text:span text:style-name="T22">rastojanju od trenutnog. Kada se do</text:span><text:span text:style-name="T23">đ</text:span><text:span text:style-name="T22">e do kraja abecede, po</text:span><text:span text:style-name="T23">č</text:span><text:span text:style-name="T22">inje se ponovo od po</text:span><text:span text:style-name="T23">č</text:span><text:span text:style-name="T22">etka.</text:span></text:p>
      <text:p text:style-name="P9">Ulaz u program <text:span text:style-name="T24">či</text:span>ne tekst za <text:span text:style-name="T24">š</text:span>ifrovanje, baza u kojoj <text:span text:style-name="T24">ć</text:span>e biti <text:span text:style-name="T24">ispisan broj šifrovanih karaktera </text:span>i kod kojim se string <text:span text:style-name="T24">š</text:span>ifruje: </text:p>
      <text:list xml:id="list2032040880729457583" text:style-name="L1">
        <text:list-item>
          <text:p text:style-name="P18">Tekst mo<text:span text:style-name="T24">ž</text:span>e biti du<text:span text:style-name="T24">ž</text:span>ine najvi<text:span text:style-name="T24">š</text:span>e 100 karaktera</text:p>
        </text:list-item>
        <text:list-item>
          <text:p text:style-name="P18">baza i kod su celi neozna<text:span text:style-name="T24">č</text:span>eni <text:span text:style-name="T27">decimalni </text:span>brojevi</text:p>
        </text:list-item>
        <text:list-item>
          <text:p text:style-name="P18">baza mora pripadati<text:span text:style-name="T28"> skupu</text:span> [2, <text:span text:style-name="T24">10</text:span>]</text:p>
          <text:p text:style-name="P18"/>
        </text:list-item>
      </text:list>
      <text:p text:style-name="P10">Poštovati sledeća pravila:</text:p>
      <text:list xml:id="list688500672388096658" text:style-name="L2">
        <text:list-item>
          <text:p text:style-name="P19">Cezarova <text:span text:style-name="T24">ši</text:span>fra se <text:span text:style-name="T18">primenjuje samo na slova</text:span></text:p>
        </text:list-item>
        <text:list-item>
          <text:p text:style-name="P20">karakter<text:span text:style-name="T24">e</text:span> koji nisu slova ne treba menjati</text:p>
        </text:list-item>
        <text:list-item>
          <text:p text:style-name="P20">broj <text:span text:style-name="T24">šifrovanih karaktera</text:span> treba ispisati u bazi koju je korisnik uneo</text:p>
          <text:p text:style-name="P20"/>
        </text:list-item>
      </text:list>
      <text:p text:style-name="P11">Povratna vrednost programa je kod greške. Ukoliko dođe do greške, program prekida izvršavanje. Kodovi grešaka su:</text:p>
      <text:list xml:id="list4486056198205344087" text:style-name="L3">
        <text:list-item>
          <text:p text:style-name="P21">sve je u redu</text:p>
        </text:list-item>
        <text:list-item>
          <text:p text:style-name="P21">do<text:span text:style-name="T24">š</text:span>lo je do prekora<text:span text:style-name="T24">č</text:span>enja <text:span text:style-name="T26">ili postoje nevalidni karakteri prilikom </text:span>konverzije baze ili koda <text:tab/>u internu reprezentaciju</text:p>
        </text:list-item>
        <text:list-item>
          <text:p text:style-name="P21">baza ne pripada<text:span text:style-name="T29"> skupu</text:span> [2, <text:span text:style-name="T24">10</text:span>]</text:p>
        </text:list-item>
      </text:list>
      <text:p text:style-name="P9"/>
      <text:p text:style-name="P17"><text:span text:style-name="T11">Pr</text:span><text:span text:style-name="T13">imeri mapiranja </text:span><text:span text:style-name="T14">k</text:span><text:span text:style-name="T16">a</text:span><text:span text:style-name="T14">raktera</text:span><text:span text:style-name="T13"> za razlicite kodove</text:span><text:span text:style-name="T12">:</text:span></text:p>
      <text:p text:style-name="P14"/>
      <text:p text:style-name="P13"><text:span text:style-name="T12">k</text:span><text:span text:style-name="T10">od: 3 (</text:span><text:span text:style-name="T14">svako slovo se menja trećim </text:span><text:span text:style-name="T15">slovom posle njega, a → d, b → e ...</text:span><text:span text:style-name="T10">)</text:span></text:p>
      <text:p text:style-name="P13"><text:span text:style-name="T10">ulaz: <text:s text:c="11"/></text:span><text:span text:style-name="T19">abcdefghijklmnopqrstuvwxyz</text:span></text:p>
      <text:p text:style-name="P13"><text:span text:style-name="T10">mapiranje: <text:s/></text:span><text:span text:style-name="T19">defghijklmnopqrstuvwxyz</text:span><text:span text:style-name="T17">abc</text:span></text:p>
      <text:p text:style-name="P14"/>
      <text:p text:style-name="P13"><text:span text:style-name="T12">k</text:span><text:span text:style-name="T10">od: 26 (isto </text:span><text:span text:style-name="T15">š</text:span><text:span text:style-name="T10">to i nula </text:span><text:span text:style-name="T15">jer abeceda ima</text:span><text:span text:style-name="T10"> 26 slova)</text:span></text:p>
      <text:p text:style-name="P13"><text:span text:style-name="T10">ulaz: <text:s text:c="11"/></text:span><text:span text:style-name="T19">abcdefghijklmnopqrstuvwxyz</text:span></text:p>
      <text:p text:style-name="P13"><text:span text:style-name="T10">mapiranje: <text:s/></text:span><text:span text:style-name="T19">abcdefghijklmnopqrstuvwxyz</text:span></text:p>
      <text:p text:style-name="P14"/>
      <text:p text:style-name="P13"><text:span text:style-name="T12">k</text:span><text:span text:style-name="T10">od: 5217 (isto sto I 17, jer smo rotirali sva slova ulevo za 200*26 </text:span></text:p>
      <text:p text:style-name="P13"><text:span text:style-name="T10">ulaz: <text:s text:c="11"/></text:span><text:span text:style-name="T19">abcdefghijklmnopqrstuvwxyz</text:span></text:p>
      <text:p text:style-name="P13"><text:span text:style-name="T10">mapiranje: <text:s/></text:span><text:span text:style-name="T19">rstuvwxyz</text:span><text:span text:style-name="T17">abcdefghijklmnopq</text:span></text:p>
      <text:p text:style-name="P15"/>
      <text:p text:style-name="P16">Primer rada programa:</text:p>
      <text:p text:style-name="P6">Unesite tekst: <text:span text:style-name="T25">Tekst1 koji 77! treba - sifrovati.</text:span></text:p>
      <text:p text:style-name="P6">Unesite bazu: <text:span text:style-name="T25">8</text:span></text:p>
      <text:p text:style-name="P6">Unesite kod: <text:span text:style-name="T25">3</text:span></text:p>
      <text:p text:style-name="P7"><text:span text:style-name="T20">Sifrovan tekst: </text:span><text:span text:style-name="T21">Whnvw1 nrml 77! wuhed – vliurydwl.</text:span></text:p>
      <text:p text:style-name="P6">Broj <text:span text:style-name="T25">sifrovanih karaktera </text:span>je: <text:span text:style-name="T25">27</text:span></text:p>
      <text:p text:style-name="P12"/>
      <text:p text:style-name="P5">Za primere pokrenuti testiraj.sh.</text:p>
      <text:p text:style-name="Standard"/>
      <text:p text:style-name="Standard">Za<text:bookmark-start text:name="__DdeLink__728_883297939"/> <text:bookmark-end text:name="__DdeLink__728_883297939"/>kompletno odrađen zadatak se dobija <text:span text:style-name="T8">3</text:span>0 poena. <text:span text:style-name="T8">Bodovanje je proporcionalno broju uspešnih testova. Pored testova koji su unapred dati, program će se testirati sa još dodatnih testova, te je potrebno testirati program i sa drugim ulazima, a ne samo sa onim datim u okviru automatskog testiranj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1:30:49</meta:creation-date>
    <dc:date>2019-05-28T15:04:18.156838478</dc:date>
    <meta:editing-duration>PT1H19M45S</meta:editing-duration>
    <meta:editing-cycles>36</meta:editing-cycles>
    <meta:generator>LibreOffice/4.2.8.2$Linux_X86_64 LibreOffice_project/420m0$Build-2</meta:generator>
    <meta:document-statistic meta:table-count="0" meta:image-count="0" meta:object-count="0" meta:page-count="2" meta:paragraph-count="49" meta:word-count="474" meta:character-count="3011" meta:non-whitespace-character-count="2533"/>
  </office:meta>
</office:document-meta>
</file>